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bf7356" style:font-size-asian="12pt" style:font-weight-asian="normal" style:font-size-complex="12pt" style:font-weight-complex="normal"/>
    </style:style>
    <style:style style:name="P28" style:family="paragraph" style:parent-style-name="Standard">
      <style:text-properties fo:font-size="12pt" fo:font-weight="normal" officeooo:rsid="00b17f53" officeooo:paragraph-rsid="00aafeaa" style:font-size-asian="12pt" style:font-weight-asian="normal" style:font-size-complex="12pt" style:font-weight-complex="normal"/>
    </style:style>
    <style:style style:name="P29"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0"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2"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3"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4"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7"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38"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39"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1"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2"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4" style:family="paragraph" style:parent-style-name="Text_20_body">
      <style:paragraph-properties fo:text-align="start" style:justify-single-word="false"/>
      <style:text-properties officeooo:paragraph-rsid="001756f7"/>
    </style:style>
    <style:style style:name="P45" style:family="paragraph" style:parent-style-name="Text_20_body">
      <style:text-properties officeooo:rsid="02e82a24" officeooo:paragraph-rsid="001756f7" style:font-size-asian="12pt"/>
    </style:style>
    <style:style style:name="P4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6" style:family="paragraph" style:parent-style-name="Text_20_body">
      <style:text-properties officeooo:rsid="02e82a24" officeooo:paragraph-rsid="00bb0ca2" style:font-size-asian="12pt"/>
    </style:style>
    <style:style style:name="P57"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58"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59"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0"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1"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2"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ccbe72"/>
    </style:style>
    <style:style style:name="T52" style:family="text">
      <style:text-properties officeooo:rsid="00aafeaa"/>
    </style:style>
    <style:style style:name="T53" style:family="text">
      <style:text-properties officeooo:rsid="00ae5622"/>
    </style:style>
    <style:style style:name="T54" style:family="text">
      <style:text-properties fo:font-style="italic" officeooo:rsid="00aafeaa" style:font-style-asian="italic" style:font-style-complex="italic"/>
    </style:style>
    <style:style style:name="T55" style:family="text">
      <style:text-properties fo:font-style="italic" officeooo:rsid="00a94e53" style:font-style-asian="italic" style:font-style-complex="italic"/>
    </style:style>
    <style:style style:name="T56" style:family="text">
      <style:text-properties officeooo:rsid="00a41b4b"/>
    </style:style>
    <style:style style:name="T57" style:family="text">
      <style:text-properties officeooo:rsid="00afc91b"/>
    </style:style>
    <style:style style:name="T58" style:family="text">
      <style:text-properties officeooo:rsid="00b6670c"/>
    </style:style>
    <style:style style:name="T59" style:family="text">
      <style:text-properties officeooo:rsid="00b42c09"/>
    </style:style>
    <style:style style:name="T60" style:family="text">
      <style:text-properties fo:font-style="italic" officeooo:rsid="00b42c09" style:font-style-asian="italic" style:font-style-complex="italic"/>
    </style:style>
    <style:style style:name="T61" style:family="text">
      <style:text-properties fo:font-style="normal" officeooo:rsid="00b7be61" style:font-style-asian="normal" style:font-style-complex="normal"/>
    </style:style>
    <style:style style:name="T62" style:family="text">
      <style:text-properties fo:font-style="normal" officeooo:rsid="00b96520" style:font-style-asian="normal" style:font-style-complex="normal"/>
    </style:style>
    <style:style style:name="T63" style:family="text">
      <style:text-properties fo:font-style="normal" officeooo:rsid="00be7762" style:font-style-asian="normal" style:font-style-complex="normal"/>
    </style:style>
    <style:style style:name="T64" style:family="text">
      <style:text-properties fo:font-style="italic" officeooo:rsid="00be7762" style:font-style-asian="italic" style:font-style-complex="italic"/>
    </style:style>
    <style:style style:name="T65" style:family="text">
      <style:text-properties fo:font-style="italic" fo:font-weight="normal" officeooo:rsid="02e82a24" style:font-style-asian="italic" style:font-weight-asian="normal" style:font-style-complex="italic" style:font-weight-complex="normal"/>
    </style:style>
    <style:style style:name="T66" style:family="text">
      <style:text-properties fo:font-style="italic" officeooo:rsid="02e82a24" style:font-style-asian="italic" style:font-style-complex="italic"/>
    </style:style>
    <style:style style:name="T67" style:family="text">
      <style:text-properties fo:font-style="italic" officeooo:rsid="00bb3130" style:font-style-asian="italic" style:font-style-complex="italic"/>
    </style:style>
    <style:style style:name="T68" style:family="text">
      <style:text-properties officeooo:rsid="00a491f2"/>
    </style:style>
    <style:style style:name="T69" style:family="text">
      <style:text-properties officeooo:rsid="00a5a0d0"/>
    </style:style>
    <style:style style:name="T70" style:family="text">
      <style:text-properties officeooo:rsid="00a67331"/>
    </style:style>
    <style:style style:name="T71" style:family="text">
      <style:text-properties officeooo:rsid="00b17f53"/>
    </style:style>
    <style:style style:name="T72" style:family="text">
      <style:text-properties officeooo:rsid="00c9d11f"/>
    </style:style>
    <style:style style:name="T73" style:family="text">
      <style:text-properties officeooo:rsid="00cedb90"/>
    </style:style>
    <style:style style:name="T74" style:family="text">
      <style:text-properties officeooo:rsid="00d54cc6"/>
    </style:style>
    <style:style style:name="T75" style:family="text">
      <style:text-properties officeooo:rsid="00e84949"/>
    </style:style>
    <style:style style:name="T76" style:family="text">
      <style:text-properties officeooo:rsid="00f1c9a8"/>
    </style:style>
    <style:style style:name="T77" style:family="text">
      <style:text-properties officeooo:rsid="00f4f92b"/>
    </style:style>
    <style:style style:name="T78" style:family="text">
      <style:text-properties officeooo:rsid="00f02876"/>
    </style:style>
    <style:style style:name="T79" style:family="text">
      <style:text-properties officeooo:rsid="00f11931"/>
    </style:style>
    <style:style style:name="T80" style:family="text">
      <style:text-properties officeooo:rsid="00f6162e"/>
    </style:style>
    <style:style style:name="T81" style:family="text">
      <style:text-properties style:text-position="super 58%"/>
    </style:style>
    <style:style style:name="T82" style:family="text">
      <style:text-properties officeooo:rsid="010156f4"/>
    </style:style>
    <style:style style:name="T83" style:family="text">
      <style:text-properties officeooo:rsid="01022465"/>
    </style:style>
    <style:style style:name="T84" style:family="text">
      <style:text-properties officeooo:rsid="01028fbb"/>
    </style:style>
    <style:style style:name="T85" style:family="text">
      <style:text-properties officeooo:rsid="01036bf4"/>
    </style:style>
    <style:style style:name="T86" style:family="text">
      <style:text-properties officeooo:rsid="01047476"/>
    </style:style>
    <style:style style:name="T87" style:family="text">
      <style:text-properties officeooo:rsid="011530e4"/>
    </style:style>
    <style:style style:name="T88" style:family="text">
      <style:text-properties officeooo:rsid="01103c30"/>
    </style:style>
    <style:style style:name="T89" style:family="text">
      <style:text-properties officeooo:rsid="01112cb0"/>
    </style:style>
    <style:style style:name="T90" style:family="text">
      <style:text-properties officeooo:rsid="011271a2"/>
    </style:style>
    <style:style style:name="T91" style:family="text">
      <style:text-properties fo:font-size="12pt" fo:font-weight="bold" officeooo:rsid="0426cbc9" style:font-size-asian="12pt" style:font-weight-asian="bold" style:font-size-complex="12pt" style:font-weight-complex="bold"/>
    </style:style>
    <style:style style:name="T92" style:family="text">
      <style:text-properties fo:font-size="12pt" fo:font-weight="bold" officeooo:rsid="02e82a24" style:font-size-asian="12pt" style:font-weight-asian="bold" style:font-size-complex="12pt" style:font-weight-complex="bold"/>
    </style:style>
    <style:style style:name="T93" style:family="text">
      <style:text-properties fo:font-size="12pt" fo:font-weight="normal" officeooo:rsid="02e82a24" style:font-size-asian="12pt" style:font-weight-asian="normal" style:font-size-complex="12pt" style:font-weight-complex="normal"/>
    </style:style>
    <style:style style:name="T94" style:family="text">
      <style:text-properties fo:font-size="12pt" fo:font-weight="normal" officeooo:rsid="038dd9cf" style:font-size-asian="12pt" style:font-weight-asian="normal" style:font-size-complex="12pt" style:font-weight-complex="normal"/>
    </style:style>
    <style:style style:name="T95" style:family="text">
      <style:text-properties fo:font-size="12pt" fo:font-weight="normal" officeooo:rsid="0026d4d6" style:font-size-asian="12pt" style:font-weight-asian="normal" style:font-size-complex="12pt" style:font-weight-complex="normal"/>
    </style:style>
    <style:style style:name="T96" style:family="text">
      <style:text-properties officeooo:rsid="038d9d4d"/>
    </style:style>
    <style:style style:name="T97" style:family="text">
      <style:text-properties officeooo:rsid="038dd9cf"/>
    </style:style>
    <style:style style:name="T98" style:family="text">
      <style:text-properties officeooo:rsid="0025668c"/>
    </style:style>
    <style:style style:name="T99" style:family="text">
      <style:text-properties fo:font-weight="normal" style:font-weight-asian="normal" style:font-weight-complex="normal"/>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weight="bold" style:font-weight-asian="bold"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style:font-style-asian="normal" style:font-style-complex="normal"/>
    </style:style>
    <style:style style:name="T105" style:family="text">
      <style:text-properties officeooo:rsid="00bb3130"/>
    </style:style>
    <style:style style:name="T106" style:family="text">
      <style:text-properties officeooo:rsid="00bc8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text:span text:style-name="T51">An important</text:span>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2">which is further worsened by poor reception those regions are </text:span><text:span text:style-name="T53">characterised</text:span><text:span text:style-name="T52"> by </text:span><text:span text:style-name="T54">(</text:span><text:span text:style-name="T55">Ning Ding, Daniel Wagner, Xiaomeng Chen, Abhinav Pathak, Y. Charlie Hu, Andrew Rice, 2013</text:span><text:span text:style-name="T54">)</text:span><text:span text:style-name="T3">.</text:span> As such, it is critical that the application monitors its resource utilisation, <text:span text:style-name="T56">in particular its battery consumption </text:span><text:span text:style-name="T57">and battery charge availability</text:span>. <text:span text:style-name="T58">Since this information is tied to a specific rescuer, it falls under the definition of personal data in article </text:span><text:span text:style-name="T59">4(1) </text:span><text:span text:style-name="T60">(GDPR, 2018), </text:span><text:span text:style-name="T61">and a proper legal basis is required for its processing </text:span><text:span text:style-name="T62">as stated in article 6 (GDPR, 2018)</text:span><text:span text:style-name="T61">; in this case </text:span><text:span text:style-name="T63">that would be the lawful basis of contract</text:span><text:span text:style-name="T64"> (</text:span><text:span text:style-name="Strong_20_Emphasis"><text:span text:style-name="T65">Information Commissioner’s Office (ICO), </text:span></text:span><text:span text:style-name="T66">2024</text:span><text:span text:style-name="T67">a</text:span><text:span text:style-name="T66">)</text:span><text:span text:style-name="T60">.</text:span></text:p>
      <text:p text:style-name="P27"><text:span text:style-name="T56">By making this information accessible to other participants, </text:span><text:span text:style-name="T68">we may prevent rescuers becoming rescuees. If the leader of the expedition sees that a rescuer’s phone is about to discharge, they may issue appropriate orders </text:span><text:span text:style-name="T69">(e.g. to </text:span><text:span text:style-name="T70">retreat</text:span><text:span text:style-name="T69"> to a safe location, or to report via another rescuer’s device)</text:span><text:span text:style-name="T68"> to ensure that rescuer’s own safety.</text:span> </text:p>
      <text:p text:style-name="P28"><text:soft-page-break/></text:p>
      <text:p text:style-name="P29">Another important consideration in this particular scenario is <text:span text:style-name="T71">monitoring the VPS’ resource utilisation </text:span><text:span text:style-name="T72">alongside response latency</text:span><text:span text:style-name="T71">. Since it’s a small-scale low-cost server, it may struggle to handle high volumes of traffic during major incidents. </text:span><text:span text:style-name="T73">By disclosing this information to the users, they may adapt a more appropriate strategy for high latency scenarios. This information is not subject to general data protection regulation.</text:span></text:p>
      <text:p text:style-name="P30"/>
      <text:p text:style-name="P31">This is further strengthened by a tiered alerting system. If there are any issues with the server or application, an alert should be issued to the users or administrators. I propose the following tiers:</text:p>
      <text:p text:style-name="P32"/>
      <text:p text:style-name="P33">1. Critical – <text:span text:style-name="T74">Immediate human response required</text:span></text:p>
      <text:p text:style-name="P31">This tier is triggered when there is a critical problem with the system rendering it inoperable. This includes scenarios such as the server shutting down, <text:span text:style-name="T75">or </text:span>latency times exceeding acceptable duration.</text:p>
      <text:p text:style-name="P31">Once triggered by an automated system, team leaders, rescuers in deployment, and the volunteer developer get notified of it. In this scenario the <text:span text:style-name="T76">web interface as well as the application are</text:span> not available, so the notification is issued via a text message, or in case of absence of associated phone number, email.</text:p>
      <text:p text:style-name="P34">In this scenario, rescuers in deployment have no choice but to fall back on paper maps and phone calls.</text:p>
      <text:p text:style-name="P35"/>
      <text:p text:style-name="P33">2. Warning – <text:span text:style-name="T74">To be investigated within working hours</text:span></text:p>
      <text:p text:style-name="P36">This alert tier corresponds to scenarios of less pressing importance. Examples include latency time<text:span text:style-name="T77">s</text:span> exceeding practical standards, <text:span text:style-name="T78">bugs within the application such as incorrect geospatial positioning, </text:span><text:span text:style-name="T79">or </text:span><text:span text:style-name="T76">atypically high resource usage on the VPS. </text:span></text:p>
      <text:p text:style-name="P37">In this scenario, the system is assumed to still be operable, so it can be used to issue the alert. The alert will be issued to all registered rescuers via the application, <text:span text:style-name="T80">and the</text:span> team leaders <text:span text:style-name="T80">and developer</text:span> via the web interface.</text:p>
      <text:p text:style-name="P38">In this scenario, the rescuers in deployment may still continue using the application, albeit with some difficulties.</text:p>
      <text:p text:style-name="P39"/>
      <text:p text:style-name="P40">The alerting system should be outsourced to a 3<text:span text:style-name="T81">rd</text:span> party provider rather than being self-hosted. This is to facilitate scenarios in which the host machine becomes inoperable. <text:span text:style-name="T82">Since operational costs are a big constraint, I propose the incorporation of AWS CloudWatch. </text:span><text:span text:style-name="T83">The free plan provides enough capabilities </text:span><text:span text:style-name="T84">and sufficient data </text:span><text:span text:style-name="T85">to be </text:span><text:span text:style-name="T86">reliable on an ongoing basis. </text:span><text:span text:style-name="T87">Since the system is automated, no more staff needs to be onboarded.</text:span></text:p>
      <text:p text:style-name="P41"/>
      <text:p text:style-name="P42">The AWS instance will make periodic queries to our RESTful API, gathering performance data, <text:span text:style-name="T88">and comparing it against our alerting thresholds. Once a threshold is triggered, an alert is issued either via the API, or </text:span><text:span text:style-name="T89">phone </text:span><text:span text:style-name="T90">service </text:span><text:span text:style-name="T89">provider. </text:span></text:p>
      <text:p text:style-name="P25"/>
      <text:p text:style-name="P25"/>
      <text:p text:style-name="P25"/>
      <text:p text:style-name="P25"/>
      <text:p text:style-name="P25"/>
      <text:p text:style-name="P25"/>
      <text:p text:style-name="P25"/>
      <text:p text:style-name="P43">References</text:p>
      <text:p text:style-name="P44"><text:span text:style-name="Strong_20_Emphasis"><text:span text:style-name="T91">GD</text:span></text:span><text:span text:style-name="Strong_20_Emphasis"><text:span text:style-name="T92">P</text:span></text:span><text:span text:style-name="Strong_20_Emphasis"><text:span text:style-name="T91">R</text:span></text:span><text:span text:style-name="T93"> (</text:span>2018<text:span text:style-name="T93">) </text:span><text:span text:style-name="Emphasis"><text:span text:style-name="T93">General Data Protection Regulation.</text:span></text:span><text:span text:style-name="T93"> Available at: </text:span><text:a xlink:type="simple" xlink:href="https://gdpr-info.eu/" text:style-name="Internet_20_link" text:visited-style-name="Visited_20_Internet_20_Link"><text:span text:style-name="T93">https://gdpr-info.eu/</text:span></text:a><text:span text:style-name="T93"> (</text:span><text:span text:style-name="T94">Accessed: </text:span><text:span text:style-name="T95">5 </text:span><text:span text:style-name="T94"><text:s/></text:span><text:span text:style-name="T95">May</text:span><text:span text:style-name="T94"> 2026</text:span><text:span text:style-name="T93">).</text:span></text:p>
      <text:p text:style-name="P45"><text:soft-page-break/><text:span text:style-name="Strong_20_Emphasis">Data Protection Act 2018</text:span> (2018) <text:span text:style-name="Emphasis">c.12.</text:span> London: The Stationery Office. <text:span text:style-name="T96">Available at: </text:span><text:a xlink:type="simple" xlink:href="https://www.legislation.gov.uk/ukpga/2018/12" text:style-name="Internet_20_link" text:visited-style-name="Visited_20_Internet_20_Link"><text:span text:style-name="T96">https://www.legislation.gov.uk/ukpga/2018/12</text:span></text:a><text:span text:style-name="T96"> </text:span><text:span text:style-name="T97">(Accessed: </text:span><text:span text:style-name="T98">5 May</text:span><text:span text:style-name="T97"> 2026).</text:span></text:p>
      <text:p text:style-name="P4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7">Accessed: </text:span><text:span text:style-name="T98">5</text:span><text:span text:style-name="T97"> </text:span><text:span text:style-name="T98">May</text:span><text:span text:style-name="T97"> 2026</text:span>).</text:p>
      <text:p text:style-name="P47">National Cyber Security Centre <text:span text:style-name="T99">(2021) </text:span><text:span text:style-name="T100">Top tips for staying secure online.</text:span><text:span text:style-name="T99"> Available at: </text:span><text:a xlink:type="simple" xlink:href="https://www.ncsc.gov.uk/collection/top-tips-for-staying-secure-online/always-back-up-your-most-important-data#section_3" text:style-name="Internet_20_link" text:visited-style-name="Visited_20_Internet_20_Link"><text:span text:style-name="T99">https://www.ncsc.gov.uk/collection/top-tips-for-staying-secure-online/always-back-up-your-most-important-data#section_3</text:span></text:a><text:span text:style-name="T99"> (Accessed 5 May 2026).</text:span></text:p>
      <text:p text:style-name="P48"/>
      <text:p text:style-name="P49"><text:span text:style-name="T10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49"/>
      <text:p text:style-name="P50">Rubber Duck Debugging <text:span text:style-name="T99">(n.d.) </text:span><text:span text:style-name="T100">Debugging Software with a Rubber Ducky. </text:span><text:span text:style-name="T102">Available at: </text:span><text:a xlink:type="simple" xlink:href="https://rubberduckdebugging.com/" text:style-name="Internet_20_link" text:visited-style-name="Visited_20_Internet_20_Link"><text:span text:style-name="T102">https://rubberduckdebugging.com/</text:span></text:a><text:span text:style-name="T102"> (Accessed: 5 May 2026)</text:span></text:p>
      <text:p text:style-name="P51"/>
      <text:p text:style-name="P52"><text:span text:style-name="T103">Luka Netzler, Brian Lovell</text:span><text:span text:style-name="T10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3"/>
      <text:p text:style-name="P54">Christoph Bamberg, Julia Reinchenberger, Jens Blechert <text:span text:style-name="T99">(2025) </text:span><text:span text:style-name="T100">Stable cognitive performance while adapting to intermittent fasting: A randomised controlled trial</text:span><text:span text:style-name="T102">. Available at: </text:span><text:a xlink:type="simple" xlink:href="https://journals.sagepub.com/doi/10.1177/13591053251351204" text:style-name="Internet_20_link" text:visited-style-name="Visited_20_Internet_20_Link"><text:span text:style-name="T102">https://journals.sagepub.com/doi/10.1177/13591053251351204</text:span></text:a><text:span text:style-name="T102"> (Accessed: 5 May 2026).</text:span></text:p>
      <text:p text:style-name="P55"/>
      <text:p text:style-name="P56"><text:span text:style-name="Strong_20_Emphasis">Information Commissioner’s Office (ICO)</text:span> (2024<text:span text:style-name="T10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7">Accessed: </text:span><text:span text:style-name="T106">5 May </text:span><text:span text:style-name="T97">2026</text:span>).</text:p>
      <text:p text:style-name="P57">Dominik H Pesta, Varman T Samuel <text:span text:style-name="T99">(2014) </text:span><text:span text:style-name="T100">A high-protein diet for reducing body fat: mechanisms and possible caveats.</text:span><text:span text:style-name="T99"> Available at: </text:span><text:a xlink:type="simple" xlink:href="https://link.springer.com/article/10.1186/1743-7075-11-53" text:style-name="Internet_20_link" text:visited-style-name="Visited_20_Internet_20_Link"><text:span text:style-name="T99">https://link.springer.com/article/10.1186/1743-7075-11-53</text:span></text:a><text:span text:style-name="T99"> (Accessed: 5 May 2026).</text:span></text:p>
      <text:p text:style-name="P58"/>
      <text:p text:style-name="P59">Craig A. Williamson, Jari J. Morganti, Hannah E. Smithson <text:span text:style-name="T99">(2023) </text:span><text:span text:style-name="T100">Bright-light distractions and visual performance</text:span><text:span text:style-name="T99">. Available at: </text:span><text:a xlink:type="simple" xlink:href="https://www.frontiersin.org/journals/psychology/articles/10.3389/fpsyg.2023.1088975/full" text:style-name="Internet_20_link" text:visited-style-name="Visited_20_Internet_20_Link"><text:span text:style-name="T99">https://www.frontiersin.org/journals/psychology/articles/10.3389/fpsyg.2023.1088975/full</text:span></text:a><text:span text:style-name="T99"> (Accessed: 5 May 2026).</text:span></text:p>
      <text:p text:style-name="P60"/>
      <text:p text:style-name="P61">Ning Ding, Daniel Wagner, Xiaomeng Chen, Abhinav Pathak, Y. Charlie Hu, Andrew Rice <text:span text:style-name="T99">(2013) </text:span><text:span text:style-name="T100">Characterizing and modeling the impact of wireless signal strength on smartphone battery drain. </text:span><text:span text:style-name="T102">Available at: </text:span><text:a xlink:type="simple" xlink:href="https://dl.acm.org/doi/10.1145/2494232.2466586" text:style-name="Internet_20_link" text:visited-style-name="Visited_20_Internet_20_Link"><text:span text:style-name="T102">https://dl.acm.org/doi/10.1145/2494232.2466586</text:span></text:a><text:span text:style-name="T102"> (Accessed: 5 May 2026)</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1:51:21.550661879</dc:date>
    <meta:editing-duration>PT8H4M41S</meta:editing-duration>
    <meta:editing-cycles>190</meta:editing-cycles>
    <meta:document-statistic meta:table-count="0" meta:image-count="0" meta:object-count="0" meta:page-count="5" meta:paragraph-count="49" meta:word-count="1564" meta:character-count="10928" meta:non-whitespace-character-count="9397"/>
  </office:meta>
</office:document-meta>
</file>